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0236f" officeooo:paragraph-rsid="0000236f"/>
    </style:style>
    <style:style style:name="P2" style:family="paragraph" style:parent-style-name="Standard">
      <style:paragraph-properties fo:text-align="start" style:justify-single-word="false"/>
      <style:text-properties style:font-name="Times New Roman" officeooo:rsid="0000236f" officeooo:paragraph-rsid="0000236f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rsid="00014852" officeooo:paragraph-rsid="00014852"/>
    </style:style>
    <style:style style:name="P4" style:family="paragraph" style:parent-style-name="Standard">
      <style:paragraph-properties fo:text-align="start" style:justify-single-word="false"/>
      <style:text-properties style:font-name="Times New Roman" officeooo:rsid="0002b36b" officeooo:paragraph-rsid="0002b36b"/>
    </style:style>
    <style:style style:name="P5" style:family="paragraph" style:parent-style-name="Standard">
      <style:paragraph-properties fo:text-align="start" style:justify-single-word="false"/>
      <style:text-properties style:font-name="Times New Roman" officeooo:rsid="00038a21" officeooo:paragraph-rsid="00038a21"/>
    </style:style>
    <style:style style:name="P6" style:family="paragraph" style:parent-style-name="Standard">
      <style:paragraph-properties fo:text-align="start" style:justify-single-word="false"/>
      <style:text-properties style:font-name="Times New Roman" officeooo:rsid="000515ae" officeooo:paragraph-rsid="000515ae"/>
    </style:style>
    <style:style style:name="T1" style:family="text">
      <style:text-properties officeooo:rsid="00021fdd"/>
    </style:style>
    <style:style style:name="T2" style:family="text">
      <style:text-properties officeooo:rsid="0002b36b"/>
    </style:style>
    <style:style style:name="T3" style:family="text">
      <style:text-properties officeooo:rsid="00038a21"/>
    </style:style>
    <style:style style:name="T4" style:family="text">
      <style:text-properties officeooo:rsid="000515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ГРА(хз какое название)</text:p>
      <text:p text:style-name="P2"/>
      <text:p text:style-name="P2">Сама концепция:</text:p>
      <text:p text:style-name="P2">игра будет состоять из нескольких локаций, между которыми игрок может свободно перемещаться. В каждой локации будет определенный набор предметов, <text:span text:style-name="T2">которые можно использовать</text:span>. <text:span text:style-name="T2">Некоторые объекты нужно будет использовать не сразу, а где-то в другом месте. Таким образом, игроку нужен инвентарь.</text:span> Помимо набора локаций будет неявно выраженный основная сюжетная линия(лул щас бы так пафосно называть). <text:s/>Возможно, будет система прокачки персонажа, но не уверен. Если игра будет не очень длинной смысла в ней нет.</text:p>
      <text:p text:style-name="P3">Действие игры будет происходить в школе(на большее фантазии не хватило соре). <text:span text:style-name="T1">Локаций будет штук от 7 до 15. <text:s/>Сюжет жутко банальный, игрок — школьник, которого за малейшую провинность могут выгнать из школы. Но ему все равно приходится шалить в силу каких-либо обстоятельств. Все это приходится делать скрытно так, чтобы не заметил дядя Богдан. Со временем, помогая своим школьным знакомым, игрок будет подниматься в глазах общества, а потом последует хэппи энд, так как другие школьники толпой поручатся перед директором за нерадивого ученика. Таким образом, игра сводится к выполнению просьб других учеников.</text:span></text:p>
      <text:p text:style-name="P4"/>
      <text:p text:style-name="P4">Игра начнется с диалога с директором. Дальше игрок будет предоставлен сам себе. У него будет карта, <text:s/>на которой будут отмечены локации. Нужно будет перемещаться между локациями, собирать предметы, стараться не косячить и выполнять задания. Принцип выполнения задания прост. Собрать необходимые предметы, дальше выбрать нужные в инвентаре и кликнуть на объект применения. Местами это нужно делать быстро и так, чтобы вас не заметили. <text:span text:style-name="T3">Думаю нужно ли ввести дополнительную характеристику. Определенный показатель, который будет повышаться при нарушении школьных правил(даже если вы и остались незамеченным). Для того, чтобы его повысить нужно помогать директору, дяде Богдану и другим сторонникам порядка, что ухудшит отношения со школьниками. Однако помощь им не будет влиять на прохождение игры. Тогда игроку придется поддерживать баланс отношений. Диалоги с другими персонажами не будут иметь вариантов ответа, просто будут всплывать внизу экрана.</text:span></text:p>
      <text:p text:style-name="P5">Другие персонажи кроме дяди Богдана будут привязаны к своей локации и не будут между ними перемещаться.</text:p>
      <text:p text:style-name="P6">Также будет экран с текущими квестами игрока, между которыми можно выбирать, какой сейчас выполнять. </text:p>
      <text:p text:style-name="P5"/>
      <text:p text:style-name="P5">Список локаций<text:span text:style-name="T4">(возможно, изменится, если еще какие квесты придумаю)</text:span>:</text:p>
      <text:p text:style-name="P6">Кабинет директора, столовая, спортивная площадка, школьный двор, лестница, хозяйственные помещения, компьютерный класс, класс математики, класс музыки, класс литературы, класс ОБЖ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6:23:05.159000000</meta:creation-date>
    <dc:date>2017-11-26T17:27:48.629000000</dc:date>
    <meta:editing-duration>PT1M16S</meta:editing-duration>
    <meta:editing-cycles>1</meta:editing-cycles>
    <meta:document-statistic meta:table-count="0" meta:image-count="0" meta:object-count="0" meta:page-count="1" meta:paragraph-count="9" meta:word-count="353" meta:character-count="2551" meta:non-whitespace-character-count="2202"/>
    <meta:generator>LibreOffice/5.3.0.3$Windows_x86 LibreOffice_project/7074905676c47b82bbcfbea1aeefc84afe1c50e1</meta:generator>
  </office:meta>
</office:document-meta>
</file>